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3300" style:font-name="Courier New" fo:font-size="9pt" fo:background-color="#cfe6ff" loext:char-shading-value="0" style:font-size-asian="9pt"/>
    </style:style>
    <style:style style:name="T4" style:family="text">
      <style:text-properties fo:color="#ff3300" style:font-name="Courier New" fo:font-size="9pt" style:font-size-asian="9pt"/>
    </style:style>
    <style:style style:name="T5" style:family="text">
      <style:text-properties fo:color="#ff0000" style:font-name="Courier New" fo:font-size="9pt" fo:background-color="#cfe6ff" loext:char-shading-value="0" style:font-size-asian="9pt"/>
    </style:style>
    <style:style style:name="T6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7"/>mus_musculus: 4:118187691 </text:span><text:span text:style-name="T2">CCTTCCCT</text:span><text:span text:style-name="T1">C</text:span><text:span text:style-name="T2">CCTTC</text:span><text:span text:style-name="T1">T</text:span><text:span text:style-name="T2">TTCCTTCCTTCTTCCTCTTTCTTTTTTGTT</text:span><text:span text:style-name="T1"> mus_musculus: 4:118187735</text:span></text:p>
      <text:p text:style-name="Standard"><text:span text:style-name="T1">Ryukyu mouse <text:s text:c="2"/>mus_caroli: 4:108773418 </text:span><text:span text:style-name="T2">CCTTCCCT</text:span><text:span text:style-name="T1">T</text:span><text:span text:style-name="T2">CCTTC</text:span><text:span text:style-name="T1">C</text:span><text:span text:style-name="T2">TTCCTTCCTTCTTCCTCTTTCTTTTTTGTT</text:span><text:span text:style-name="T1"> <text:s text:c="2"/>mus_caroli: 4:108773462</text:span></text:p>
      <text:p text:style-name="P1"/>
      <text:p text:style-name="Standard"><text:span text:style-name="T1">Mouse <text:s text:c="7"/>mus_musculus: 4:118187736 </text:span><text:span text:style-name="T2">GTACTGGCAACTAAATCC</text:span><text:span text:style-name="T1">G</text:span><text:span text:style-name="T2">GGGAACTCATGCATGCTGGCTAAGGC</text:span><text:span text:style-name="T1"> mus_musculus: 4:118187780</text:span></text:p>
      <text:p text:style-name="Standard"><text:span text:style-name="T1">Ryukyu mouse <text:s text:c="2"/>mus_caroli: 4:108773463 </text:span><text:span text:style-name="T2">GTACTGGCAACTAAATCC</text:span><text:span text:style-name="T1">A</text:span><text:span text:style-name="T2">GGGAACTCATGCATGCTGGCTAAGGC</text:span><text:span text:style-name="T1"> <text:s text:c="2"/>mus_caroli: 4:108773507</text:span></text:p>
      <text:p text:style-name="P1"/>
      <text:p text:style-name="Standard"><text:span text:style-name="T1">Mouse <text:s text:c="7"/>mus_musculus: 4:118187781 </text:span><text:span text:style-name="T2">TCTACCAC</text:span><text:span text:style-name="T1">C</text:span><text:span text:style-name="T2">GAGCTAAGA</text:span><text:span text:style-name="T1">A</text:span><text:span text:style-name="T2">CCAAG</text:span><text:span text:style-name="T1">G</text:span><text:span text:style-name="T2">C</text:span><text:span text:style-name="T1">C</text:span><text:span text:style-name="T2">TTTTTCAGAGATTTCCA</text:span><text:span text:style-name="T1">A mus_musculus: 4:118187825</text:span></text:p>
      <text:p text:style-name="Standard"><text:span text:style-name="T1">Ryukyu mouse <text:s text:c="2"/>mus_caroli: 4:108773508 </text:span><text:span text:style-name="T2">TCTACCAC</text:span><text:span text:style-name="T1">T</text:span><text:span text:style-name="T2">GAGCTAAGA</text:span><text:span text:style-name="T1">C</text:span><text:span text:style-name="T2">CCAAG</text:span><text:span text:style-name="T1">C</text:span><text:span text:style-name="T2">C</text:span><text:span text:style-name="T1">T</text:span><text:span text:style-name="T2">TTTTTCAGAGATTTCCA</text:span><text:span text:style-name="T1">C <text:s text:c="2"/>mus_caroli: 4:108773552</text:span></text:p>
      <text:p text:style-name="P1"/>
      <text:p text:style-name="Standard"><text:span text:style-name="T1">Mouse <text:s text:c="7"/>mus_musculus: 4:118187826 A</text:span><text:span text:style-name="T2">ATACTTTTGTTACAATGTGACAAAGA</text:span><text:span text:style-name="T5">TCTCTAC</text:span><text:span text:style-name="T6">G</text:span><text:span text:style-name="T5">AAGTCCTTTG</text:span><text:span text:style-name="T1"> mus_musculus: 4:118187870</text:span></text:p>
      <text:p text:style-name="Standard"><text:span text:style-name="T1">Ryukyu mouse <text:s text:c="2"/>mus_caroli: 4:108773553 C</text:span><text:span text:style-name="T2">ATACTTTTGTTACAATGTGACAAAGATCTCTAC</text:span><text:span text:style-name="T1">C</text:span><text:span text:style-name="T2">AAGTCCTTTG</text:span><text:span text:style-name="T1"> <text:s text:c="2"/>mus_caroli: 4:108773597</text:span></text:p>
      <text:p text:style-name="P1"/>
      <text:p text:style-name="Standard"><text:span text:style-name="T1">Mouse <text:s text:c="7"/>mus_musculus: 4:118187871 </text:span><text:span text:style-name="T5">TCGGGGCCTCTTGGAATACTGTTCCTTTAT</text:span><text:span text:style-name="T6">C</text:span><text:span text:style-name="T5">CCAGTGTATTGGAG</text:span><text:span text:style-name="T1"> mus_musculus: 4:118187915</text:span></text:p>
      <text:p text:style-name="Standard"><text:span text:style-name="T1">Ryukyu mouse <text:s text:c="2"/>mus_caroli: 4:108773598 </text:span><text:span text:style-name="T2">TCGGGGCCTCTTGGAATACTGTTCCTTTAT</text:span><text:span text:style-name="T1">T</text:span><text:span text:style-name="T2">CCAGTGTATTGGAG</text:span><text:span text:style-name="T1"> <text:s text:c="2"/>mus_caroli: 4:108773642</text:span></text:p>
      <text:p text:style-name="P1"/>
      <text:p text:style-name="Standard"><text:span text:style-name="T1">Mouse <text:s text:c="7"/>mus_musculus: 4:118187916 </text:span><text:span text:style-name="T5">GA</text:span><text:span text:style-name="T6">A</text:span><text:span text:style-name="T5">GGG</text:span><text:span text:style-name="T2">TGGGAGAGGTGGAGGATAGGGGAT</text:span><text:span text:style-name="T1">A</text:span><text:span text:style-name="T2">GGGG</text:span><text:span text:style-name="T1">T</text:span><text:span text:style-name="T2">GATGGTGGA</text:span><text:span text:style-name="T1"> mus_musculus: 4:118187960</text:span></text:p>
      <text:p text:style-name="Standard"><text:span text:style-name="T1">Ryukyu mouse <text:s text:c="2"/>mus_caroli: 4:108773643 </text:span><text:span text:style-name="T2">GA</text:span><text:span text:style-name="T1">G</text:span><text:span text:style-name="T2">GGGTGGGAGAGGTGGAGGATAGGGGAT</text:span><text:span text:style-name="T1">G</text:span><text:span text:style-name="T2">GGGG</text:span><text:span text:style-name="T1">G</text:span><text:span text:style-name="T2">GATGGTGGA</text:span><text:span text:style-name="T1"> <text:s text:c="2"/>mus_caroli: 4:108773687</text:span></text:p>
      <text:p text:style-name="P1"/>
      <text:p text:style-name="Standard"><text:span text:style-name="T1">Mouse <text:s text:c="7"/>mus_musculus: 4:118187961 </text:span><text:span text:style-name="T2">GAG</text:span><text:span text:style-name="T1">T</text:span><text:span text:style-name="T2">GCTCCTTCTCTTGTTACTTTAAGGAGAGCATAA</text:span><text:span text:style-name="T1">G</text:span><text:span text:style-name="T2">TGTGTCA</text:span><text:span text:style-name="T1"> mus_musculus: 4:118188005</text:span></text:p>
      <text:p text:style-name="Standard"><text:span text:style-name="T1">Ryukyu mouse <text:s text:c="2"/>mus_caroli: 4:108773688 </text:span><text:span text:style-name="T2">GAG</text:span><text:span text:style-name="T1">G</text:span><text:span text:style-name="T2">GCTCCTTCTCTTGTTACTTTAAGGAGAGCATAA</text:span><text:span text:style-name="T1">A</text:span><text:span text:style-name="T2">TGTGTCA</text:span><text:span text:style-name="T1"> <text:s text:c="2"/>mus_caroli: 4:108773732</text:span></text:p>
      <text:p text:style-name="P1"/>
      <text:p text:style-name="Standard"><text:span text:style-name="T1">Mouse <text:s text:c="7"/>mus_musculus: 4:118188006 </text:span><text:span text:style-name="T2">TTCAGCAGACAGACAAACAGCCAAC</text:span><text:span text:style-name="T1">C</text:span><text:span text:style-name="T2">GTCCTCTCTTCTCACTTTC</text:span><text:span text:style-name="T1"> mus_musculus: 4:118188050</text:span></text:p>
      <text:p text:style-name="Standard"><text:span text:style-name="T1">Ryukyu mouse <text:s text:c="2"/>mus_caroli: 4:108773733 </text:span><text:span text:style-name="T2">TTCAGCAGACAGACAAACAGCCAAC</text:span><text:span text:style-name="T1">G</text:span><text:span text:style-name="T2">GTCCTCTCTTCTCACTTTC</text:span><text:span text:style-name="T1"> <text:s text:c="2"/>mus_caroli: 4:108773777</text:span></text:p>
      <text:p text:style-name="P1"/>
      <text:p text:style-name="Standard"><text:span text:style-name="T1">Mouse <text:s text:c="7"/>mus_musculus: 4:118188051 </text:span><text:span text:style-name="T2">CTGTAGAAAG</text:span><text:span text:style-name="T1">T</text:span><text:span text:style-name="T2">TGAGTCCCTTGAATCTGGAGTGGCCCAGGA</text:span><text:span text:style-name="T1">G</text:span><text:span text:style-name="T2">GAC</text:span><text:span text:style-name="T1"> mus_musculus: 4:118188095</text:span></text:p>
      <text:p text:style-name="Standard"><text:span text:style-name="T1">Ryukyu mouse <text:s text:c="2"/>mus_caroli: 4:108773778 </text:span><text:span text:style-name="T2">CTGTAGAAAG</text:span><text:span text:style-name="T1">C</text:span><text:span text:style-name="T2">TGAGTCCCTTGAATCTGGAGTGGCCCAGGA</text:span><text:span text:style-name="T1">A</text:span><text:span text:style-name="T2">GAC</text:span><text:span text:style-name="T1"> <text:s text:c="2"/>mus_caroli: 4:108773822</text:span></text:p>
      <text:p text:style-name="P1"/>
      <text:p text:style-name="Standard"><text:span text:style-name="T1">Mouse <text:s text:c="7"/>mus_musculus: 4:118188096 </text:span><text:span text:style-name="T2">CATTTCCAGGAATGGTTCAGACTGGACTCTAACCCAGCCTC</text:span><text:span text:style-name="T1">GT</text:span><text:span text:style-name="T2">CT</text:span><text:span text:style-name="T1"> mus_musculus: 4:118188140</text:span></text:p>
      <text:p text:style-name="Standard"><text:span text:style-name="T1">Ryukyu mouse <text:s text:c="2"/>mus_caroli: 4:108773823 </text:span><text:span text:style-name="T2">CATTTCCAGGAATGGTTCAGACTGGACTCTAACCCAGCCTC</text:span><text:span text:style-name="T1">AC</text:span><text:span text:style-name="T2">CT</text:span><text:span text:style-name="T1"> <text:s text:c="2"/>mus_caroli: 4:108773867</text:span></text:p>
      <text:p text:style-name="P1"/>
      <text:p text:style-name="Standard"><text:span text:style-name="T1">Mouse <text:s text:c="7"/>mus_musculus: 4:118188141 </text:span><text:span text:style-name="T2">CCTCTCTGC</text:span><text:span text:style-name="T1">G</text:span><text:span text:style-name="T2">GTGAGGACC</text:span><text:span text:style-name="T1">AG</text:span><text:span text:style-name="T2">GCAGGACACAGCAGACAGGGCAC</text:span><text:span text:style-name="T1">A mus_musculus: 4:118188185</text:span></text:p>
      <text:p text:style-name="Standard"><text:span text:style-name="T1">Ryukyu mouse <text:s text:c="2"/>mus_caroli: 4:108773868 </text:span><text:span text:style-name="T2">CCTCTCTGC</text:span><text:span text:style-name="T1">C</text:span><text:span text:style-name="T2">GTGAGGACC</text:span><text:span text:style-name="T1">GA</text:span><text:span text:style-name="T2">GCAGGACACAGCAGACAGGGCAC</text:span><text:span text:style-name="T1">C <text:s text:c="2"/>mus_caroli: 4:108773912</text:span></text:p>
      <text:p text:style-name="P1"/>
      <text:p text:style-name="Standard"><text:span text:style-name="T1">Mouse <text:s text:c="7"/>mus_musculus: 4:118188186 </text:span><text:span text:style-name="T2">TTACGGGGTCAGGATTCAGCCTTCTTGACTGACTGTCTCAGTGCC</text:span><text:span text:style-name="T1"> mus_musculus: 4:118188230</text:span></text:p>
      <text:p text:style-name="Standard"><text:span text:style-name="T1">Ryukyu mouse <text:s text:c="2"/>mus_caroli: 4:108773913 </text:span><text:span text:style-name="T2">TTACGGGGTCAGGATTCAGCCTTCTTGACTGACTGTCTCAGTGCC</text:span><text:span text:style-name="T1"> <text:s text:c="2"/>mus_caroli: 4:108774034</text:span></text:p>
      <text:p text:style-name="P1"/>
      <text:p text:style-name="Standard"><text:span text:style-name="T1">Mouse <text:s text:c="7"/>mus_musculus: 4:118188231 </text:span><text:span text:style-name="T2">TTC</text:span><text:span text:style-name="T1">G</text:span><text:span text:style-name="T2">AAAGCT</text:span><text:span text:style-name="T1">G</text:span><text:span text:style-name="T2">GTGTCTGTCAGCAGAG</text:span><text:span text:style-name="T1">A</text:span><text:span text:style-name="T2">CCATGGAGCAGT</text:span><text:span text:style-name="T1">G</text:span><text:span text:style-name="T2">TGGT</text:span><text:span text:style-name="T1"> mus_musculus: 4:118188275</text:span></text:p>
      <text:p text:style-name="Standard"><text:span text:style-name="T1">Ryukyu mouse <text:s text:c="2"/>mus_caroli: 4:108774035 </text:span><text:soft-page-break/><text:span text:style-name="T2">TTC</text:span><text:span text:style-name="T1">A</text:span><text:span text:style-name="T2">AAAGCT</text:span><text:span text:style-name="T1">A</text:span><text:span text:style-name="T2">GTGTCTGTCAGCAGAG</text:span><text:span text:style-name="T1">G</text:span><text:span text:style-name="T2">CCATGGAGCAGT</text:span><text:span text:style-name="T1">A</text:span><text:span text:style-name="T2">TGGT</text:span><text:span text:style-name="T1"> <text:s text:c="2"/>mus_caroli: 4:108774079</text:span></text:p>
      <text:p text:style-name="P1"/>
      <text:p text:style-name="Standard"><text:span text:style-name="T1">Mouse <text:s text:c="7"/>mus_musculus: 4:118188276 </text:span><text:span text:style-name="T2">CTAGGTTATACAGCCAGATGCCACACCTCAGGGCTAGCTTCTTTA</text:span><text:span text:style-name="T1"> mus_musculus: 4:118188320</text:span></text:p>
      <text:p text:style-name="Standard"><text:span text:style-name="T1">Ryukyu mouse <text:s text:c="2"/>mus_caroli: 4:108774080 </text:span><text:span text:style-name="T2">CTAGGTTATACAGCCAGATGCCACACCTCAGGGCTAGCTTCTTTA</text:span><text:span text:style-name="T1"> <text:s text:c="2"/>mus_caroli: 4:108774124</text:span></text:p>
      <text:p text:style-name="P1"/>
      <text:p text:style-name="Standard"><text:span text:style-name="T1">Mouse <text:s text:c="7"/>mus_musculus: 4:118188321 </text:span><text:span text:style-name="T2">AGCTGTCTCTCCAGGGAAGTCCTTCATCATGTTGGG</text:span><text:span text:style-name="T1">T</text:span><text:span text:style-name="T2">CTTAGCTG</text:span><text:span text:style-name="T1"> mus_musculus: 4:118188365</text:span></text:p>
      <text:p text:style-name="Standard"><text:span text:style-name="T1">Ryukyu mouse <text:s text:c="2"/>mus_caroli: 4:108774125 </text:span><text:span text:style-name="T2">AGCTGTCTCTCCAGGGAAGTCCTTCATCATGTTGGG</text:span><text:span text:style-name="T1">C</text:span><text:span text:style-name="T2">CTTAGCTG</text:span><text:span text:style-name="T1"> <text:s text:c="2"/>mus_caroli: 4:108774169</text:span></text:p>
      <text:p text:style-name="P1"/>
      <text:p text:style-name="Standard"><text:span text:style-name="T1">Mouse <text:s text:c="7"/>mus_musculus: 4:118188366 </text:span><text:span text:style-name="T2">TCTTCCCTGTG</text:span><text:span text:style-name="T1">C</text:span><text:span text:style-name="T2">GGTATGAA</text:span><text:span text:style-name="T1">‑‑‑‑‑‑‑‑‑‑‑‑‑</text:span><text:span text:style-name="T2">TCAAGTTCTGCA</text:span><text:span text:style-name="T1"> mus_musculus: 4:118188397</text:span></text:p>
      <text:p text:style-name="Standard"><text:span text:style-name="T1">Ryukyu mouse <text:s text:c="2"/>mus_caroli: 4:108774170 </text:span><text:span text:style-name="T2">TCTTCCCTGTG</text:span><text:span text:style-name="T1">A</text:span><text:span text:style-name="T2">GGTATGAA</text:span><text:span text:style-name="T1">GCTGTTGTGAGAA</text:span><text:span text:style-name="T2">TCAAGTTCTGCA</text:span><text:span text:style-name="T1"> <text:s text:c="2"/>mus_caroli: 4:108774214</text:span></text:p>
      <text:p text:style-name="P1"/>
      <text:p text:style-name="Standard"><text:span text:style-name="T1">Mouse <text:s text:c="7"/>mus_musculus: 4:118188398 </text:span><text:span text:style-name="T2">TTCAAGCTATTGCAATACAGAGGATTTCTAGAGAT</text:span><text:span text:style-name="T1">A</text:span><text:span text:style-name="T2">TGTGGAATA</text:span><text:span text:style-name="T1"> mus_musculus: 4:118188442</text:span></text:p>
      <text:p text:style-name="Standard"><text:span text:style-name="T1">Ryukyu mouse <text:s text:c="2"/>mus_caroli: 4:108774215 </text:span><text:span text:style-name="T2">TTCAAGCTATTGCAATACAGAGGATTTCTAGAGAT</text:span><text:span text:style-name="T1">G</text:span><text:span text:style-name="T2">TGTGGAATA</text:span><text:span text:style-name="T1"> <text:s text:c="2"/>mus_caroli: 4:108774259</text:span></text:p>
      <text:p text:style-name="P1"/>
      <text:p text:style-name="Standard"><text:span text:style-name="T1">Mouse <text:s text:c="7"/>mus_musculus: 4:118188443 </text:span><text:span text:style-name="T2">GTGAGGCATGTCCCTCACCATAAAAAAAAAAAAAATCC</text:span><text:span text:style-name="T1">A</text:span><text:span text:style-name="T2">CAGAGT</text:span><text:span text:style-name="T1"> mus_musculus: 4:118188487</text:span></text:p>
      <text:p text:style-name="Standard"><text:span text:style-name="T1">Ryukyu mouse <text:s text:c="2"/>mus_caroli: 4:108774260 </text:span><text:span text:style-name="T2">GTGAGGCATGTCCCTCACCATAAAAAAAAAAAAAATCC</text:span><text:span text:style-name="T1">T</text:span><text:span text:style-name="T2">CAGAGT</text:span><text:span text:style-name="T1"> <text:s text:c="2"/>mus_caroli: 4:108774304</text:span></text:p>
      <text:p text:style-name="P1"/>
      <text:p text:style-name="Standard"><text:span text:style-name="T1">Mouse <text:s text:c="7"/>mus_musculus: 4:118188488 </text:span><text:span text:style-name="T2">TAGGGCAAGCCAGTTGGCTCAGCCAGC</text:span><text:span text:style-name="T1">G</text:span><text:span text:style-name="T2">AAGGTGTTCTGAAGCCT</text:span><text:span text:style-name="T1"> mus_musculus: 4:118188532</text:span></text:p>
      <text:p text:style-name="Standard"><text:span text:style-name="T1">Ryukyu mouse <text:s text:c="2"/>mus_caroli: 4:108774305 </text:span><text:span text:style-name="T2">TAGGGCAAGCCAGTTGGCTCAGCCAGC</text:span><text:span text:style-name="T1">C</text:span><text:span text:style-name="T2">AAGGTGTTCTGAAGCCT</text:span><text:span text:style-name="T1"> <text:s text:c="2"/>mus_caroli: 4:108774349</text:span></text:p>
      <text:p text:style-name="P1"/>
      <text:p text:style-name="Standard"><text:span text:style-name="T1">Mouse <text:s text:c="7"/>mus_musculus: 4:118188533 </text:span><text:span text:style-name="T2">AATGATGAAAGTTC</text:span><text:span text:style-name="T1">C</text:span><text:span text:style-name="T2">GATGCTTGGAACTCATGATCGA</text:span><text:span text:style-name="T1">A</text:span><text:span text:style-name="T2">GCACTCC</text:span><text:span text:style-name="T1"> mus_musculus: 4:118188577</text:span></text:p>
      <text:p text:style-name="Standard"><text:span text:style-name="T1">Ryukyu mouse <text:s text:c="2"/>mus_caroli: 4:108774350 </text:span><text:span text:style-name="T2">AATGATGAAAGTTC</text:span><text:span text:style-name="T1">A</text:span><text:span text:style-name="T2">GATGCTTGGAACTCATGATCGA</text:span><text:span text:style-name="T1">C</text:span><text:span text:style-name="T2">GCACTCC</text:span><text:span text:style-name="T1"> <text:s text:c="2"/>mus_caroli: 4:108774594</text:span></text:p>
      <text:p text:style-name="P1"/>
      <text:p text:style-name="Standard"><text:span text:style-name="T1">Mouse <text:s text:c="7"/>mus_musculus: 4:118188578 </text:span><text:span text:style-name="T2">TAAAAGCTG</text:span><text:span text:style-name="T1">C</text:span><text:span text:style-name="T2">TCT</text:span><text:span text:style-name="T1">C</text:span><text:span text:style-name="T2">CACATGCATACCATGGCAC</text:span><text:span text:style-name="T1">A</text:span><text:span text:style-name="T2">TGCCAATTGGA</text:span><text:span text:style-name="T1"> mus_musculus: 4:118188622</text:span></text:p>
      <text:p text:style-name="Standard"><text:span text:style-name="T1">Ryukyu mouse <text:s text:c="2"/>mus_caroli: 4:108774595 </text:span><text:span text:style-name="T2">TAAAAGCTG</text:span><text:span text:style-name="T1">T</text:span><text:span text:style-name="T2">TCT</text:span><text:span text:style-name="T1">T</text:span><text:span text:style-name="T2">CACATGCATACCATGGCAC</text:span><text:span text:style-name="T1">G</text:span><text:span text:style-name="T2">TGCCAATTGGA</text:span><text:span text:style-name="T1"> <text:s text:c="2"/>mus_caroli: 4:108774639</text:span></text:p>
      <text:p text:style-name="P1"/>
      <text:p text:style-name="Standard"><text:span text:style-name="T1">Mouse <text:s text:c="7"/>mus_musculus: 4:118188623 </text:span><text:span text:style-name="T2">A</text:span><text:span text:style-name="T1">TACACACACACACACACACACACACACACACACACACACACA</text:span><text:span text:style-name="T2">CA</text:span><text:span text:style-name="T1"> mus_musculus: 4:118188667</text:span></text:p>
      <text:p text:style-name="Standard"><text:span text:style-name="T1">Ryukyu mouse <text:s text:c="2"/>mus_caroli: 4:108774640 </text:span><text:span text:style-name="T2">A</text:span><text:span text:style-name="T1">‑‑‑‑‑‑‑‑‑‑‑‑‑‑‑‑‑‑‑‑‑‑‑‑‑‑‑‑‑‑‑‑‑‑‑‑‑‑‑‑‑‑</text:span><text:span text:style-name="T2">CA</text:span><text:span text:style-name="T1"> <text:s text:c="2"/>mus_caroli: 4:108774642</text:span></text:p>
      <text:p text:style-name="P1"/>
      <text:p text:style-name="Standard"><text:span text:style-name="T1">Mouse <text:s text:c="7"/>mus_musculus: 4:118188668 </text:span><text:span text:style-name="T2">CACACACACACTCCACAAGTAGTAAATAAAATAAAAACAAAAA</text:span><text:span text:style-name="T1">C</text:span><text:span text:style-name="T2">G</text:span><text:span text:style-name="T1"> mus_musculus: 4:118188712</text:span></text:p>
      <text:p text:style-name="Standard"><text:span text:style-name="T1">Ryukyu mouse <text:s text:c="2"/>mus_caroli: 4:108774643 </text:span><text:span text:style-name="T2">CACACACACACTCCACAAGTAGTAAATAAAATAAAAACAAAAA</text:span><text:span text:style-name="T1">T</text:span><text:span text:style-name="T2">G</text:span><text:span text:style-name="T1"> <text:s text:c="2"/>mus_caroli: 4:108774687</text:span></text:p>
      <text:p text:style-name="P1"/>
      <text:p text:style-name="Standard"><text:span text:style-name="T1">Mouse <text:s text:c="7"/>mus_musculus: 4:118188713 </text:span><text:span text:style-name="T2">AAGGAACTCATTTAAAAGTAGCTGCCTAGACCCAGCCTCTCCTTG</text:span><text:span text:style-name="T1"> mus_musculus: 4:118188757</text:span></text:p>
      <text:p text:style-name="Standard"><text:span text:style-name="T1">Ryukyu mouse <text:s text:c="2"/>mus_caroli: 4:108774688 </text:span><text:span text:style-name="T2">AAGGAACTCATTTAAAAGTAGCTGCCTAGACCCAGCCTCTCCTTG</text:span><text:span text:style-name="T1"> <text:s text:c="2"/>mus_caroli: 4:108774732</text:span></text:p>
      <text:p text:style-name="P1"/>
      <text:p text:style-name="Standard"><text:span text:style-name="T1">Mouse <text:s text:c="7"/>mus_musculus: 4:118188758 G</text:span><text:span text:style-name="T2">CTACC</text:span><text:span text:style-name="T1">T</text:span><text:span text:style-name="T2">CTACAGC</text:span><text:span text:style-name="T1">‑‑‑‑‑‑‑‑‑‑‑</text:span><text:span text:style-name="T2">TCTGTGCCGGAGAAGCAGCA</text:span><text:span text:style-name="T1"> mus_musculus: 4:118188791</text:span></text:p>
      <text:p text:style-name="Standard"><text:span text:style-name="T1">Ryukyu mouse <text:s text:c="2"/>mus_caroli: 4:108774733 A</text:span><text:span text:style-name="T2">CTACC</text:span><text:span text:style-name="T1">C</text:span><text:span text:style-name="T2">CTACAGC</text:span><text:span text:style-name="T1">ACCCCTACAGC</text:span><text:span text:style-name="T2">TCTGTGCCGGAGAAGCAGCA</text:span><text:span text:style-name="T1"> <text:s text:c="2"/>mus_caroli: 4:108774777</text:span></text:p>
      <text:p text:style-name="P1"/>
      <text:p text:style-name="Standard"><text:span text:style-name="T1">Mouse <text:s text:c="7"/>mus_musculus: 4:118188792 </text:span><text:soft-page-break/><text:span text:style-name="T2">TAAAGGTGGCTCTCTGTGGCTTTCCAC</text:span><text:span text:style-name="T1">G</text:span><text:span text:style-name="T2">CTTGGGCTAC</text:span><text:span text:style-name="T1">A</text:span><text:span text:style-name="T2">CTGTTT</text:span><text:span text:style-name="T1"> mus_musculus: 4:118188836</text:span></text:p>
      <text:p text:style-name="Standard"><text:span text:style-name="T1">Ryukyu mouse <text:s text:c="2"/>mus_caroli: 4:108774778 </text:span><text:span text:style-name="T2">TAAAGGTGGCTCTCTGTGGCTTTCCAC</text:span><text:span text:style-name="T1">A</text:span><text:span text:style-name="T2">CTTGGGCTAC</text:span><text:span text:style-name="T1">C</text:span><text:span text:style-name="T2">CTGTTT</text:span><text:span text:style-name="T1"> <text:s text:c="2"/>mus_caroli: 4:108774822</text:span></text:p>
      <text:p text:style-name="P1"/>
      <text:p text:style-name="Standard"><text:span text:style-name="T1">Mouse <text:s text:c="7"/>mus_musculus: 4:118188837 </text:span><text:span text:style-name="T2">CTACGACTGGACCTGCCGGAGGGAAGCTCTTTCATGCCACAAAAC</text:span><text:span text:style-name="T1"> mus_musculus: 4:118188881</text:span></text:p>
      <text:p text:style-name="Standard"><text:span text:style-name="T1">Ryukyu mouse <text:s text:c="2"/>mus_caroli: 4:108774823 </text:span><text:span text:style-name="T2">CTACGACTGGACCTGCCGGAGGGAAGCTCTTTCATGCCACAAAAC</text:span><text:span text:style-name="T1"> <text:s text:c="2"/>mus_caroli: 4:108774867</text:span></text:p>
      <text:p text:style-name="P1"/>
      <text:p text:style-name="Standard"><text:span text:style-name="T1">Mouse <text:s text:c="7"/>mus_musculus: 4:118188882 </text:span><text:span text:style-name="T2">AGTTTATCGTTGTTCTGTTTCTTGAGCAGCT</text:span><text:span text:style-name="T1">CG</text:span><text:span text:style-name="T2">TCTGACCTTACA</text:span><text:span text:style-name="T1"> mus_musculus: 4:118188926</text:span></text:p>
      <text:p text:style-name="Standard"><text:span text:style-name="T1">Ryukyu mouse <text:s text:c="2"/>mus_caroli: 4:108774868 </text:span><text:span text:style-name="T2">AGTTTATCGTTGTTCTGTTTCTTGAGCAGCT</text:span><text:span text:style-name="T1">TC</text:span><text:span text:style-name="T2">TCTGACCTTACA</text:span><text:span text:style-name="T1"> <text:s text:c="2"/>mus_caroli: 4:108774912</text:span></text:p>
      <text:p text:style-name="P1"/>
      <text:p text:style-name="Standard"><text:span text:style-name="T1">Mouse <text:s text:c="7"/>mus_musculus: 4:118188927 </text:span><text:span text:style-name="T2">CCTTCAGGGAGAAGCTTTCCCAGGATCCCAATAGCCTTTGGACTA</text:span><text:span text:style-name="T1"> mus_musculus: 4:118188971</text:span></text:p>
      <text:p text:style-name="Standard"><text:span text:style-name="T1">Ryukyu mouse <text:s text:c="2"/>mus_caroli: 4:108774913 </text:span><text:span text:style-name="T2">CCTTCAGGGAGAAGCTTTCCCAGGATCCCAATAGCCTTTGGACTA</text:span><text:span text:style-name="T1"> <text:s text:c="2"/>mus_caroli: 4:108774957</text:span></text:p>
      <text:p text:style-name="P1"/>
      <text:p text:style-name="Standard"><text:span text:style-name="T1">Mouse <text:s text:c="7"/>mus_musculus: 4:118188972 </text:span><text:span text:style-name="T2">GGGAGCGATCTTGGGGTAAAAAGCAATTT</text:span><text:span text:style-name="T1">G</text:span><text:span text:style-name="T2">GGGTTAAGGAGGTAT</text:span><text:span text:style-name="T1"> mus_musculus: 4:118189016</text:span></text:p>
      <text:p text:style-name="Standard"><text:span text:style-name="T1">Ryukyu mouse <text:s text:c="2"/>mus_caroli: 4:108774958 </text:span><text:span text:style-name="T2">GGGAGCGATCTTGGGGTAAAAAGCAATTT</text:span><text:span text:style-name="T1">T</text:span><text:span text:style-name="T2">GGGTTAAGGAGGTAT</text:span><text:span text:style-name="T1"> <text:s text:c="2"/>mus_caroli: 4:108775002</text:span></text:p>
      <text:p text:style-name="P1"/>
      <text:p text:style-name="Standard"><text:span text:style-name="T1">Mouse <text:s text:c="7"/>mus_musculus: 4:118189017 </text:span><text:span text:style-name="T2">CTTGCACTGAGAAGCAACTTTAGTCCGAGAGCTATTCTACTGGAA</text:span><text:span text:style-name="T1"> mus_musculus: 4:118189061</text:span></text:p>
      <text:p text:style-name="Standard"><text:span text:style-name="T1">Ryukyu mouse <text:s text:c="2"/>mus_caroli: 4:108775003 </text:span><text:span text:style-name="T2">CTTGCACTGAGAAGCAACTTTAGTCCGAGAGCTATTCTACTGGAA</text:span><text:span text:style-name="T1"> <text:s text:c="2"/>mus_caroli: 4:108775047</text:span></text:p>
      <text:p text:style-name="P1"/>
      <text:p text:style-name="Standard"><text:span text:style-name="T1">Mouse <text:s text:c="7"/>mus_musculus: 4:118189062 </text:span><text:span text:style-name="T2">ATGTTAGCTCTGCTCTGTAAACATGACACTCGAGCATTTCCATGC</text:span><text:span text:style-name="T1"> mus_musculus: 4:118189106</text:span></text:p>
      <text:p text:style-name="Standard"><text:span text:style-name="T1">Ryukyu mouse <text:s text:c="2"/>mus_caroli: 4:108775048 </text:span><text:span text:style-name="T2">ATGTTAGCTCTGCTCTGTAAACATGACACTCGAGCATTTCCATGC</text:span><text:span text:style-name="T1"> <text:s text:c="2"/>mus_caroli: 4:108775092</text:span></text:p>
      <text:p text:style-name="P1"/>
      <text:p text:style-name="Standard"><text:span text:style-name="T1">Mouse <text:s text:c="7"/>mus_musculus: 4:118189107 </text:span><text:span text:style-name="T2">CCTGTTTCTTGGCCCAAGGGTTTTGTTGTGGTTAATACTGTGGTC</text:span><text:span text:style-name="T1"> mus_musculus: 4:118189151</text:span></text:p>
      <text:p text:style-name="Standard"><text:span text:style-name="T1">Ryukyu mouse <text:s text:c="2"/>mus_caroli: 4:108775093 </text:span><text:span text:style-name="T2">CCTGTTTCTTGGCCCAAGGGTTTTGTTGTGGTTAATACTGTGGTC</text:span><text:span text:style-name="T1"> <text:s text:c="2"/>mus_caroli: 4:108775137</text:span></text:p>
      <text:p text:style-name="P1"/>
      <text:p text:style-name="Standard"><text:span text:style-name="T1">Mouse <text:s text:c="7"/>mus_musculus: 4:118189152 </text:span><text:span text:style-name="T2">TGTCTATTTTATGCTTCATCTTCC</text:span><text:span text:style-name="T1">T</text:span><text:span text:style-name="T2">GGAAACAGTAAAATGTTTAG</text:span><text:span text:style-name="T1"> mus_musculus: 4:118189196</text:span></text:p>
      <text:p text:style-name="Standard"><text:span text:style-name="T1">Ryukyu mouse <text:s text:c="2"/>mus_caroli: 4:108775138 </text:span><text:span text:style-name="T2">TGTCTATTTTATGCTTCATCTTCC</text:span><text:span text:style-name="T1">C</text:span><text:span text:style-name="T2">GGAAACAGTAAAATGTTTAG</text:span><text:span text:style-name="T1"> <text:s text:c="2"/>mus_caroli: 4:108775182</text:span></text:p>
      <text:p text:style-name="P1"/>
      <text:p text:style-name="Standard"><text:span text:style-name="T1">Mouse <text:s text:c="7"/>mus_musculus: 4:118189197 </text:span><text:span text:style-name="T2">CTGTCACACATTCTTGGCTCG</text:span><text:span text:style-name="T1">T</text:span><text:span text:style-name="T2">GCTTTGCC</text:span><text:span text:style-name="T1">T</text:span><text:span text:style-name="T2">TGGGCCAGCTGTGT</text:span><text:span text:style-name="T1"> mus_musculus: 4:118189241</text:span></text:p>
      <text:p text:style-name="Standard"><text:span text:style-name="T1">Ryukyu mouse <text:s text:c="2"/>mus_caroli: 4:108775183 </text:span><text:span text:style-name="T2">CTGTCACACATTCTTGGCTCG</text:span><text:span text:style-name="T1">C</text:span><text:span text:style-name="T2">GCTTTGCC</text:span><text:span text:style-name="T1">C</text:span><text:span text:style-name="T2">TGGGCCAGCTGTGT</text:span><text:span text:style-name="T1"> <text:s text:c="2"/>mus_caroli: 4:108775227</text:span></text:p>
      <text:p text:style-name="P1"/>
      <text:p text:style-name="Standard"><text:span text:style-name="T1">Mouse <text:s text:c="7"/>mus_musculus: 4:118189242 </text:span><text:span text:style-name="T2">CACTGTGAGCAACACAATGG</text:span><text:span text:style-name="T1">A</text:span><text:span text:style-name="T2">ATCTCAGGACTTTAGACCAGAGAG</text:span><text:span text:style-name="T1"> mus_musculus: 4:118189286</text:span></text:p>
      <text:p text:style-name="Standard"><text:span text:style-name="T1">Ryukyu mouse <text:s text:c="2"/>mus_caroli: 4:108775228 </text:span><text:span text:style-name="T2">CACTGTGAGCAACACAATGG</text:span><text:span text:style-name="T1">G</text:span><text:span text:style-name="T2">ATCTCAGGACTTTAGACCAGAGAG</text:span><text:span text:style-name="T1"> <text:s text:c="2"/>mus_caroli: 4:108775272</text:span></text:p>
      <text:p text:style-name="P1"/>
      <text:p text:style-name="Standard"><text:span text:style-name="T1">Mouse <text:s text:c="7"/>mus_musculus: 4:118189287 </text:span><text:span text:style-name="T2">AACC</text:span><text:span text:style-name="T1">A</text:span><text:span text:style-name="T2">ATACAA</text:span><text:span text:style-name="T1">‑T</text:span><text:span text:style-name="T2">CCCTTCACTGAAGGGAAATGAGGCATTGAATG</text:span><text:span text:style-name="T1"> mus_musculus: 4:118189330</text:span></text:p>
      <text:p text:style-name="Standard"><text:span text:style-name="T1">Ryukyu mouse <text:s text:c="2"/>mus_caroli: 4:108775273 </text:span><text:span text:style-name="T2">AACC</text:span><text:span text:style-name="T1">G</text:span><text:span text:style-name="T2">ATACAA</text:span><text:span text:style-name="T1">AC</text:span><text:span text:style-name="T2">CCCTTCACTGAAGGGAAATGAGGCATTGAATG</text:span><text:span text:style-name="T1"> <text:s text:c="2"/>mus_caroli: 4:108775317</text:span></text:p>
      <text:p text:style-name="P1"/>
      <text:p text:style-name="Standard"><text:span text:style-name="T1">Mouse <text:s text:c="7"/>mus_musculus: 4:118189331 </text:span><text:span text:style-name="T2">AGGTGAGGAAGAGAGATTGGACCACAGAAATGTCAAAGTGGCCCT</text:span><text:span text:style-name="T1"> mus_musculus: 4:118189375</text:span></text:p>
      <text:p text:style-name="Standard"><text:span text:style-name="T1">Ryukyu mouse <text:s text:c="2"/>mus_caroli: 4:108775318 </text:span><text:span text:style-name="T2">AGGTGAGGAAGAGAGATTGGACCACAGAAATGTCAAAGTGGCCCT</text:span><text:span text:style-name="T1"> <text:s text:c="2"/>mus_caroli: 4:108775362</text:span></text:p>
      <text:p text:style-name="P1"><text:soft-page-break/></text:p>
      <text:p text:style-name="Standard"><text:span text:style-name="T1">Mouse <text:s text:c="7"/>mus_musculus: 4:118189376 </text:span><text:span text:style-name="T2">TTTCAAGGTCATCTCTGTT</text:span><text:span text:style-name="T1">C</text:span><text:span text:style-name="T2">GCCTGTCTCTA</text:span><text:span text:style-name="T1">T</text:span><text:span text:style-name="T2">AGAATCTGCCTCT</text:span><text:span text:style-name="T1"> mus_musculus: 4:118189420</text:span></text:p>
      <text:p text:style-name="Standard"><text:span text:style-name="T1">Ryukyu mouse <text:s text:c="2"/>mus_caroli: 4:108775363 </text:span><text:span text:style-name="T2">TTTCAAGGTCATCTCTGTT</text:span><text:span text:style-name="T1">T</text:span><text:span text:style-name="T2">GCCTGTCTCTA</text:span><text:span text:style-name="T1">C</text:span><text:span text:style-name="T2">AGAATCTGCCTCT</text:span><text:span text:style-name="T1"> <text:s text:c="2"/>mus_caroli: 4:108775407</text:span></text:p>
      <text:p text:style-name="P1"/>
      <text:p text:style-name="Standard"><text:span text:style-name="T1">Mouse <text:s text:c="7"/>mus_musculus: 4:118189421 </text:span><text:span text:style-name="T2">CCAGTGTGT</text:span><text:span text:style-name="T1">‑‑‑‑</text:span><text:span text:style-name="T2">AAAACAAACCTTGGAGTAGGTAGC</text:span><text:span text:style-name="T1">C</text:span><text:span text:style-name="T2">ACTGGAT</text:span><text:span text:style-name="T1"> mus_musculus: 4:118189461</text:span></text:p>
      <text:p text:style-name="Standard"><text:span text:style-name="T1">Ryukyu mouse <text:s text:c="2"/>mus_caroli: 4:108775408 </text:span><text:span text:style-name="T2">CCAGTGTGT</text:span><text:span text:style-name="T1">GTGT</text:span><text:span text:style-name="T2">AAAACAAACCTTGGAGTAGGTAGC</text:span><text:span text:style-name="T1">T</text:span><text:span text:style-name="T2">ACTGGAT</text:span><text:span text:style-name="T1"> <text:s text:c="2"/>mus_caroli: 4:108775452</text:span></text:p>
      <text:p text:style-name="P1"/>
      <text:p text:style-name="Standard"><text:span text:style-name="T1">Mouse <text:s text:c="7"/>mus_musculus: 4:118189462 </text:span><text:span text:style-name="T2">ATCCTTCCATGCACAAGTTTCACAGCTATTTCTCT</text:span><text:span text:style-name="T1">GT</text:span><text:span text:style-name="T2">GTGTAAAT</text:span><text:span text:style-name="T1"> mus_musculus: 4:118189506</text:span></text:p>
      <text:p text:style-name="Standard"><text:span text:style-name="T1">Ryukyu mouse <text:s text:c="2"/>mus_caroli: 4:108775453 </text:span><text:span text:style-name="T2">ATCCTTCCATGCACAAGTTTCACAGCTATTTCTCT</text:span><text:span text:style-name="T1">AC</text:span><text:span text:style-name="T2">GTGTAAAT</text:span><text:span text:style-name="T1"> <text:s text:c="2"/>mus_caroli: 4:108775497</text:span></text:p>
      <text:p text:style-name="P1"/>
      <text:p text:style-name="Standard"><text:span text:style-name="T1">Mouse <text:s text:c="7"/>mus_musculus: 4:118189507 </text:span><text:span text:style-name="T2">CAGCTGTG</text:span><text:span text:style-name="T1">T</text:span><text:span text:style-name="T2">CATTAAATTCTTTATAGAGAGT</text:span><text:span text:style-name="T1">C</text:span><text:span text:style-name="T2">CCC</text:span><text:span text:style-name="T1">C</text:span><text:span text:style-name="T2">GGTCAAGT</text:span><text:span text:style-name="T1"> <text:s/>mus_musculus: 4:118189550</text:span></text:p>
      <text:p text:style-name="Standard"><text:span text:style-name="T1">Ryukyu mouse <text:s text:c="2"/>mus_caroli: 4:108775498 </text:span><text:span text:style-name="T2">CAGCTGTG</text:span><text:span text:style-name="T1">C</text:span><text:span text:style-name="T2">CATTAAATTCTTTATAGAGAGT</text:span><text:span text:style-name="T1">T</text:span><text:span text:style-name="T2">CCC</text:span><text:span text:style-name="T1">T</text:span><text:span text:style-name="T2">GGTCAAGT</text:span><text:span text:style-name="T1"> <text:s text:c="3"/>mus_caroli: 4:108775541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09:46:00</meta:creation-date>
    <dc:date>2021-04-14T15:27:33.838000635</dc:date>
    <dc:description>written by /net/isilonP/public/ro/ensweb-software/sharedsw/best/paths/apache/httpd [Perl RTF::Writer v1.11]</dc:description>
    <meta:editing-duration>PT4M40S</meta:editing-duration>
    <meta:editing-cycles>1</meta:editing-cycles>
    <meta:document-statistic meta:table-count="0" meta:image-count="0" meta:object-count="0" meta:page-count="4" meta:paragraph-count="84" meta:word-count="546" meta:character-count="9240" meta:non-whitespace-character-count="8314"/>
    <meta:generator>LibreOffice/5.1.6.2$Linux_X86_64 LibreOffice_project/10m0$Build-2</meta:generator>
  </office:meta>
</office:document-meta>
</file>